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fo:font-weight="bold" officeooo:rsid="000f15e4" officeooo:paragraph-rsid="000f15e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officeooo:rsid="000f15e4" officeooo:paragraph-rsid="000f15e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Fira Sans Book" fo:language="pt" fo:country="BR" officeooo:rsid="000f15e4" officeooo:paragraph-rsid="000f15e4"/>
    </style:style>
    <style:style style:name="P4" style:family="paragraph" style:parent-style-name="Standard">
      <style:paragraph-properties fo:line-height="150%"/>
      <style:text-properties style:font-name="Fira Sans Book" fo:language="pt" fo:country="BR" fo:font-style="normal" officeooo:rsid="000f15e4" officeooo:paragraph-rsid="000f15e4" style:font-style-asian="normal" style:font-style-complex="normal"/>
    </style:style>
    <style:style style:name="P5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072e8" officeooo:paragraph-rsid="001072e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072e8" officeooo:paragraph-rsid="001072e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3f33a" officeooo:paragraph-rsid="0013f33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3f33a" officeooo:paragraph-rsid="0013f33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style:writing-mode="lr-tb"/>
      <style:text-properties style:font-name="Fira Sans Book" fo:language="pt" fo:country="BR" fo:font-style="normal" style:text-underline-style="solid" style:text-underline-width="auto" style:text-underline-color="font-color" fo:font-weight="bold" officeooo:rsid="0013f33a" officeooo:paragraph-rsid="0013f33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width="auto" style:text-underline-color="font-color" fo:font-weight="bold" officeooo:rsid="0015e7df" officeooo:paragraph-rsid="0015e7df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type="double" style:text-underline-width="auto" style:text-underline-color="font-color" fo:font-weight="normal" officeooo:rsid="0013f33a" officeooo:paragraph-rsid="0013f3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/>
      <style:text-properties style:font-name="Fira Sans Book" fo:language="pt" fo:country="BR" officeooo:rsid="000f15e4" officeooo:paragraph-rsid="000f15e4"/>
    </style:style>
    <style:style style:name="P15" style:family="paragraph" style:parent-style-name="Standard">
      <style:paragraph-properties fo:line-height="150%"/>
      <style:text-properties style:font-name="Fira Sans Book" fo:language="pt" fo:country="BR" style:text-underline-style="solid" style:text-underline-width="auto" style:text-underline-color="font-color" fo:font-weight="bold" officeooo:rsid="0015e7df" officeooo:paragraph-rsid="0015e7d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d538"/>
    </style:style>
    <style:style style:name="T6" style:family="text">
      <style:text-properties officeooo:rsid="00173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ção Geral</text:p>
      <text:p text:style-name="P2">prof. Geraldo</text:p>
      <text:p text:style-name="P3"/>
      <text:p text:style-name="P15">05 de Setembro</text:p>
      <text:p text:style-name="P3"><text:span text:style-name="T3">Administração </text:span>se relaciona com os objetivos organizacionais, ou seja, organizar os recursos de tal forma que se possam alcançar <text:span text:style-name="T1">metas.</text:span></text:p>
      <text:p text:style-name="P4"><text:span text:style-name="T3">Liderança</text:span> tem a ver com <text:span text:style-name="T1">auxiliar uma equipe </text:span>a atingir tais metas.</text:p>
      <text:p text:style-name="P5">Organizações <text:span text:style-name="T4">são </text:span>Planejadas, Dirigidas, Controladas, Coordenadas.</text:p>
      <text:p text:style-name="P6"/>
      <text:p text:style-name="P11">12 de Setembro</text:p>
      <text:p text:style-name="P7">Mindset e Soft Skills. </text:p>
      <text:p text:style-name="P13"/>
      <text:p text:style-name="P8"><text:span text:style-name="T4">→ Em quais </text:span><text:span text:style-name="T2">ecosistemas </text:span><text:span text:style-name="T4">eu estou inserido no meu dia-a-dia?</text:span></text:p>
      <text:p text:style-name="P8"><text:span text:style-name="T4"/></text:p>
      <text:p text:style-name="P12">19 de Setembro</text:p>
      <text:p text:style-name="P9">→ Comunicação como essência da eficiência de uma organização.</text:p>
      <text:p text:style-name="P10">→ <text:span text:style-name="T5">Gerentes se relacionam com órgãos reguladores, fornecedores, acionistas, </text:span><text:span text:style-name="T6">comunidade, clientes e funcionári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09:58:42.033899087</meta:creation-date>
    <dc:date>2022-09-19T10:32:43.791753502</dc:date>
    <meta:editing-duration>PT17M20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12" meta:word-count="87" meta:character-count="591" meta:non-whitespace-character-count="515"/>
  </office:meta>
</office:document-meta>
</file>